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153" officeooo:paragraph-rsid="001f5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tail =Loki=Grafna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0T19:10:09.799000000</meta:creation-date>
    <dc:date>2022-08-30T19:10:40.437000000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21" meta:non-whitespace-character-count="20"/>
    <meta:generator>LibreOffice/7.3.2.2$Windows_X86_64 LibreOffice_project/49f2b1bff42cfccbd8f788c8dc32c1c309559be0</meta:generator>
  </office:meta>
</office:document-meta>
</file>